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5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Optimized_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Optimized_replicateNumber</text:p>
          </table:table-cell>
          <table:table-cell office:value-type="string" calcext:value-type="string">
            <text:p>Optimized_Directory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ercentGpA</text:p>
          </table:table-cell>
          <table:table-cell office:value-type="string" calcext:value-type="string">
            <text:p>PercentSt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oxgreen_fluor</text:p>
          </table:table-cell>
          <table:table-cell office:value-type="string" calcext:value-type="string">
            <text:p>toxgreen_std</text:p>
          </table:table-cell>
          <table:table-cell office:value-type="string" calcext:value-type="string">
            <text:p>Segments</text:p>
          </table:table-cell>
          <table:table-cell office:value-type="string" calcext:value-type="string">
            <text:p>LB-0H_M9-30H</text:p>
          </table:table-cell>
          <table:table-cell office:value-type="string" calcext:value-type="string">
            <text:p>LB-0H_M9-36H</text:p>
          </table:table-cell>
          <table:table-cell office:value-type="string" calcext:value-type="string">
            <text:p>LB-12H_M9-30H</text:p>
          </table:table-cell>
          <table:table-cell office:value-type="string" calcext:value-type="string">
            <text:p>LB-12H_M9-36H</text:p>
          </table:table-cell>
          <table:table-cell office:value-type="string" calcext:value-type="string">
            <text:p>LB-24H_M9-30H</text:p>
          </table:table-cell>
          <table:table-cell office:value-type="string" calcext:value-type="string">
            <text:p>LB-24H_M9-36H</text:p>
          </table:table-cell>
          <table:table-cell office:value-type="string" calcext:value-type="string">
            <text:p>LB-36H_M9-30H</text:p>
          </table:table-cell>
          <table:table-cell office:value-type="string" calcext:value-type="string">
            <text:p>LB-36H_M9-36H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object_name</text:p>
          </table:table-cell>
          <table:table-cell office:value-type="string" calcext:value-type="string">
            <text:p>hbonds</text:p>
          </table:table-cell>
          <table:table-cell office:value-type="string" calcext:value-type="string">
            <text:p>hbondDonors</text:p>
          </table:table-cell>
          <table:table-cell office:value-type="string" calcext:value-type="string">
            <text:p>hbondAcceptors</text:p>
          </table:table-cell>
          <table:table-cell office:value-type="string" calcext:value-type="string">
            <text:p>c-alphaDonors</text:p>
          </table:table-cell>
          <table:table-cell office:value-type="string" calcext:value-type="string">
            <text:p>c-alphaAcceptors</text:p>
          </table:table-cell>
        </table:table-row>
        <table:table-row table:style-name="ro1">
          <table:table-cell office:value-type="string" calcext:value-type="string">
            <text:p>LLLLFALLALLYVLTSLLILI_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float" office:value="1" calcext:value-type="float">
            <text:p>1</text:p>
          </table:table-cell>
          <table:table-cell office:value-type="float" office:value="-74.2625" calcext:value-type="float">
            <text:p>-74.2625</text:p>
          </table:table-cell>
          <table:table-cell office:value-type="float" office:value="-74.2438" calcext:value-type="float">
            <text:p>-74.2438</text:p>
          </table:table-cell>
          <table:table-cell office:value-type="float" office:value="-74.1496" calcext:value-type="float">
            <text:p>-74.1496</text:p>
          </table:table-cell>
          <table:table-cell office:value-type="float" office:value="-236.379" calcext:value-type="float">
            <text:p>-236.379</text:p>
          </table:table-cell>
          <table:table-cell office:value-type="float" office:value="-220.468" calcext:value-type="float">
            <text:p>-220.468</text:p>
          </table:table-cell>
          <table:table-cell office:value-type="float" office:value="-244.401" calcext:value-type="float">
            <text:p>-244.401</text:p>
          </table:table-cell>
          <table:table-cell office:value-type="float" office:value="-360.006" calcext:value-type="float">
            <text:p>-360.006</text:p>
          </table:table-cell>
          <table:table-cell office:value-type="float" office:value="4550.7" calcext:value-type="float">
            <text:p>4550.7</text:p>
          </table:table-cell>
          <table:table-cell office:value-type="float" office:value="3657.86" calcext:value-type="float">
            <text:p>3657.86</text:p>
          </table:table-cell>
          <table:table-cell office:value-type="float" office:value="3630.83" calcext:value-type="float">
            <text:p>3630.83</text:p>
          </table:table-cell>
          <table:table-cell office:value-type="float" office:value="-24.9653" calcext:value-type="float">
            <text:p>-24.9653</text:p>
          </table:table-cell>
          <table:table-cell office:value-type="float" office:value="-9.75878" calcext:value-type="float">
            <text:p>-9.75878</text:p>
          </table:table-cell>
          <table:table-cell office:value-type="float" office:value="-74.33" calcext:value-type="float">
            <text:p>-74.33</text:p>
          </table:table-cell>
          <table:table-cell office:value-type="float" office:value="-75.0536" calcext:value-type="float">
            <text:p>-75.0536</text:p>
          </table:table-cell>
          <table:table-cell office:value-type="float" office:value="-41.4562" calcext:value-type="float">
            <text:p>-41.4562</text:p>
          </table:table-cell>
          <table:table-cell office:value-type="float" office:value="-49.2286" calcext:value-type="float">
            <text:p>-49.2286</text:p>
          </table:table-cell>
          <table:table-cell office:value-type="float" office:value="98.5566" calcext:value-type="float">
            <text:p>98.5566</text:p>
          </table:table-cell>
          <table:table-cell office:value-type="float" office:value="18.6331" calcext:value-type="float">
            <text:p>18.6331</text:p>
          </table:table-cell>
          <table:table-cell office:value-type="float" office:value="9.0283" calcext:value-type="float">
            <text:p>9.0283</text:p>
          </table:table-cell>
          <table:table-cell office:value-type="float" office:value="7.18942" calcext:value-type="float">
            <text:p>7.18942</text:p>
          </table:table-cell>
          <table:table-cell office:value-type="float" office:value="7.16777" calcext:value-type="float">
            <text:p>7.16777</text:p>
          </table:table-cell>
          <table:table-cell office:value-type="float" office:value="-9.83647" calcext:value-type="float">
            <text:p>-9.83647</text:p>
          </table:table-cell>
          <table:table-cell office:value-type="float" office:value="-51.6346" calcext:value-type="float">
            <text:p>-51.6346</text:p>
          </table:table-cell>
          <table:table-cell office:value-type="float" office:value="81.3081" calcext:value-type="float">
            <text:p>81.3081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-369.765" calcext:value-type="float">
            <text:p>-369.765</text:p>
          </table:table-cell>
          <table:table-cell office:value-type="float" office:value="9.3325" calcext:value-type="float">
            <text:p>9.3325</text:p>
          </table:table-cell>
          <table:table-cell office:value-type="float" office:value="5.22178" calcext:value-type="float">
            <text:p>5.22178</text:p>
          </table:table-cell>
          <table:table-cell office:value-type="float" office:value="4.9414" calcext:value-type="float">
            <text:p>4.9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FALLALLYVLTSLLILI</text:p>
          </table:table-cell>
          <table:table-cell office:value-type="float" office:value="0.530532358612001" calcext:value-type="float">
            <text:p>0.530532358612001</text:p>
          </table:table-cell>
          <table:table-cell office:value-type="float" office:value="0.108035635972269" calcext:value-type="float">
            <text:p>0.108035635972269</text:p>
          </table:table-cell>
          <table:table-cell office:value-type="string" calcext:value-type="string">
            <text:p>L</text:p>
          </table:table-cell>
          <table:table-cell office:value-type="float" office:value="12465.0088413462" calcext:value-type="float">
            <text:p>12465.0088413462</text:p>
          </table:table-cell>
          <table:table-cell office:value-type="float" office:value="2120.41542698863" calcext:value-type="float">
            <text:p>2120.41542698863</text:p>
          </table:table-cell>
          <table:table-cell office:value-type="float" office:value="2" calcext:value-type="float">
            <text:p>2</text:p>
          </table:table-cell>
          <table:table-cell office:value-type="float" office:value="-58.8655487975687" calcext:value-type="float">
            <text:p>-58.8655487975687</text:p>
          </table:table-cell>
          <table:table-cell office:value-type="float" office:value="-74.3523777583321" calcext:value-type="float">
            <text:p>-74.3523777583321</text:p>
          </table:table-cell>
          <table:table-cell office:value-type="float" office:value="-65.2830141277485" calcext:value-type="float">
            <text:p>-65.2830141277485</text:p>
          </table:table-cell>
          <table:table-cell office:value-type="float" office:value="-78.3537129342277" calcext:value-type="float">
            <text:p>-78.3537129342277</text:p>
          </table:table-cell>
          <table:table-cell office:value-type="float" office:value="-65.4439050116027" calcext:value-type="float">
            <text:p>-65.4439050116027</text:p>
          </table:table-cell>
          <table:table-cell office:value-type="float" office:value="-78.4540295420977" calcext:value-type="float">
            <text:p>-78.4540295420977</text:p>
          </table:table-cell>
          <table:table-cell office:value-type="float" office:value="-60.5173161618752" calcext:value-type="float">
            <text:p>-60.5173161618752</text:p>
          </table:table-cell>
          <table:table-cell office:value-type="float" office:value="-75.382266431998" calcext:value-type="float">
            <text:p>-75.382266431998</text:p>
          </table:table-cell>
          <table:table-cell office:value-type="string" calcext:value-type="string">
            <text:p>l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_1820</text:p>
          </table:table-cell>
          <table:table-cell office:value-type="float" office:value="-9.24259" calcext:value-type="float">
            <text:p>-9.24259</text:p>
          </table:table-cell>
          <table:table-cell office:value-type="float" office:value="-32.5365" calcext:value-type="float">
            <text:p>-32.5365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23.322" calcext:value-type="float">
            <text:p>23.322</text:p>
          </table:table-cell>
          <table:table-cell office:value-type="float" office:value="-2.7872" calcext:value-type="float">
            <text:p>-2.7872</text:p>
          </table:table-cell>
          <table:table-cell office:value-type="float" office:value="0" calcext:value-type="float">
            <text:p>0</text:p>
          </table:table-cell>
          <table:table-cell office:value-type="float" office:value="-6.871" calcext:value-type="float">
            <text:p>-6.8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AALLLLLVTLLFSLLILI_1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0.6534" calcext:value-type="float">
            <text:p>-70.6534</text:p>
          </table:table-cell>
          <table:table-cell office:value-type="float" office:value="-67.1181" calcext:value-type="float">
            <text:p>-67.1181</text:p>
          </table:table-cell>
          <table:table-cell office:value-type="float" office:value="-74.254" calcext:value-type="float">
            <text:p>-74.254</text:p>
          </table:table-cell>
          <table:table-cell office:value-type="float" office:value="-225.447" calcext:value-type="float">
            <text:p>-225.447</text:p>
          </table:table-cell>
          <table:table-cell office:value-type="float" office:value="-217.936" calcext:value-type="float">
            <text:p>-217.936</text:p>
          </table:table-cell>
          <table:table-cell office:value-type="float" office:value="-243.513" calcext:value-type="float">
            <text:p>-243.513</text:p>
          </table:table-cell>
          <table:table-cell office:value-type="float" office:value="-374.873" calcext:value-type="float">
            <text:p>-374.873</text:p>
          </table:table-cell>
          <table:table-cell office:value-type="float" office:value="4616.07" calcext:value-type="float">
            <text:p>4616.07</text:p>
          </table:table-cell>
          <table:table-cell office:value-type="float" office:value="3682.38" calcext:value-type="float">
            <text:p>3682.38</text:p>
          </table:table-cell>
          <table:table-cell office:value-type="float" office:value="3641.04" calcext:value-type="float">
            <text:p>3641.04</text:p>
          </table:table-cell>
          <table:table-cell office:value-type="float" office:value="-17.4844" calcext:value-type="float">
            <text:p>-17.4844</text:p>
          </table:table-cell>
          <table:table-cell office:value-type="float" office:value="-11.8233" calcext:value-type="float">
            <text:p>-11.8233</text:p>
          </table:table-cell>
          <table:table-cell office:value-type="float" office:value="-96.2575" calcext:value-type="float">
            <text:p>-96.2575</text:p>
          </table:table-cell>
          <table:table-cell office:value-type="float" office:value="-101.643" calcext:value-type="float">
            <text:p>-101.643</text:p>
          </table:table-cell>
          <table:table-cell office:value-type="float" office:value="-57.1068" calcext:value-type="float">
            <text:p>-57.1068</text:p>
          </table:table-cell>
          <table:table-cell office:value-type="float" office:value="-100.213" calcext:value-type="float">
            <text:p>-100.213</text:p>
          </table:table-cell>
          <table:table-cell office:value-type="float" office:value="51.9787" calcext:value-type="float">
            <text:p>51.9787</text:p>
          </table:table-cell>
          <table:table-cell office:value-type="float" office:value="31.2066" calcext:value-type="float">
            <text:p>31.2066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8.54902" calcext:value-type="float">
            <text:p>8.54902</text:p>
          </table:table-cell>
          <table:table-cell office:value-type="float" office:value="7.8287" calcext:value-type="float">
            <text:p>7.8287</text:p>
          </table:table-cell>
          <table:table-cell office:value-type="float" office:value="-10.5834" calcext:value-type="float">
            <text:p>-10.5834</text:p>
          </table:table-cell>
          <table:table-cell office:value-type="float" office:value="-103.038" calcext:value-type="float">
            <text:p>-103.038</text:p>
          </table:table-cell>
          <table:table-cell office:value-type="float" office:value="36.634" calcext:value-type="float">
            <text:p>36.634</text:p>
          </table:table-cell>
          <table:table-cell office:value-type="float" office:value="25.4696" calcext:value-type="float">
            <text:p>25.4696</text:p>
          </table:table-cell>
          <table:table-cell office:value-type="float" office:value="-385.447" calcext:value-type="float">
            <text:p>-385.447</text:p>
          </table:table-cell>
          <table:table-cell office:value-type="float" office:value="9.2755" calcext:value-type="float">
            <text:p>9.2755</text:p>
          </table:table-cell>
          <table:table-cell office:value-type="float" office:value="6.90129" calcext:value-type="float">
            <text:p>6.90129</text:p>
          </table:table-cell>
          <table:table-cell office:value-type="float" office:value="5.9508" calcext:value-type="float">
            <text:p>5.9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LLAALLLLLVTLLFSLLILI</text:p>
          </table:table-cell>
          <table:table-cell office:value-type="float" office:value="0.530350516534179" calcext:value-type="float">
            <text:p>0.530350516534179</text:p>
          </table:table-cell>
          <table:table-cell office:value-type="float" office:value="0.0784489677786736" calcext:value-type="float">
            <text:p>0.0784489677786736</text:p>
          </table:table-cell>
          <table:table-cell office:value-type="string" calcext:value-type="string">
            <text:p>L</text:p>
          </table:table-cell>
          <table:table-cell office:value-type="float" office:value="12460.7364099376" calcext:value-type="float">
            <text:p>12460.7364099376</text:p>
          </table:table-cell>
          <table:table-cell office:value-type="float" office:value="1539.71789042194" calcext:value-type="float">
            <text:p>1539.71789042194</text:p>
          </table:table-cell>
          <table:table-cell office:value-type="float" office:value="2" calcext:value-type="float">
            <text:p>2</text:p>
          </table:table-cell>
          <table:table-cell office:value-type="float" office:value="57.4339784355926" calcext:value-type="float">
            <text:p>57.4339784355926</text:p>
          </table:table-cell>
          <table:table-cell office:value-type="float" office:value="-3.84634596057783" calcext:value-type="float">
            <text:p>-3.84634596057783</text:p>
          </table:table-cell>
          <table:table-cell office:value-type="float" office:value="14.5801395509381" calcext:value-type="float">
            <text:p>14.5801395509381</text:p>
          </table:table-cell>
          <table:table-cell office:value-type="float" office:value="-30.0195598964878" calcext:value-type="float">
            <text:p>-30.0195598964878</text:p>
          </table:table-cell>
          <table:table-cell office:value-type="float" office:value="-12.9946410470684" calcext:value-type="float">
            <text:p>-12.9946410470684</text:p>
          </table:table-cell>
          <table:table-cell office:value-type="float" office:value="-46.8610063248927" calcext:value-type="float">
            <text:p>-46.8610063248927</text:p>
          </table:table-cell>
          <table:table-cell office:value-type="float" office:value="-13.0659698557471" calcext:value-type="float">
            <text:p>-13.0659698557471</text:p>
          </table:table-cell>
          <table:table-cell office:value-type="float" office:value="-46.9045707806785" calcext:value-type="float">
            <text:p>-46.9045707806785</text:p>
          </table:table-cell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208</text:p>
          </table:table-cell>
          <table:table-cell office:value-type="float" office:value="-10.0078" calcext:value-type="float">
            <text:p>-10.0078</text:p>
          </table:table-cell>
          <table:table-cell office:value-type="float" office:value="-43.7563" calcext:value-type="float">
            <text:p>-43.7563</text:p>
          </table:table-cell>
          <table:table-cell office:value-type="float" office:value="7.148" calcext:value-type="float">
            <text:p>7.148</text:p>
          </table:table-cell>
          <table:table-cell office:value-type="float" office:value="26.6" calcext:value-type="float">
            <text:p>26.6</text:p>
          </table:table-cell>
          <table:table-cell office:value-type="float" office:value="-3.5686" calcext:value-type="float">
            <text:p>-3.5686</text:p>
          </table:table-cell>
          <table:table-cell office:value-type="float" office:value="-3.8691" calcext:value-type="float">
            <text:p>-3.8691</text:p>
          </table:table-cell>
          <table:table-cell office:value-type="float" office:value="-0.398" calcext:value-type="float">
            <text:p>-0.398</text:p>
          </table:table-cell>
          <table:table-cell office:value-type="string" calcext:value-type="string">
            <text:p>LLLAALLLLLVTLLFSLLI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TLLLFILALLLSVLILI_2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60.4286" calcext:value-type="float">
            <text:p>-60.4286</text:p>
          </table:table-cell>
          <table:table-cell office:value-type="float" office:value="-233.534" calcext:value-type="float">
            <text:p>-233.534</text:p>
          </table:table-cell>
          <table:table-cell office:value-type="float" office:value="-227.848" calcext:value-type="float">
            <text:p>-227.848</text:p>
          </table:table-cell>
          <table:table-cell office:value-type="float" office:value="-246.35" calcext:value-type="float">
            <text:p>-246.35</text:p>
          </table:table-cell>
          <table:table-cell office:value-type="float" office:value="-373.391" calcext:value-type="float">
            <text:p>-373.391</text:p>
          </table:table-cell>
          <table:table-cell office:value-type="float" office:value="4602.6" calcext:value-type="float">
            <text:p>4602.6</text:p>
          </table:table-cell>
          <table:table-cell office:value-type="float" office:value="3630.69" calcext:value-type="float">
            <text:p>3630.69</text:p>
          </table:table-cell>
          <table:table-cell office:value-type="float" office:value="3632.92" calcext:value-type="float">
            <text:p>3632.92</text:p>
          </table:table-cell>
          <table:table-cell office:value-type="float" office:value="-25.3324" calcext:value-type="float">
            <text:p>-25.3324</text:p>
          </table:table-cell>
          <table:table-cell office:value-type="float" office:value="-7.43147" calcext:value-type="float">
            <text:p>-7.43147</text:p>
          </table:table-cell>
          <table:table-cell office:value-type="float" office:value="-104.761" calcext:value-type="float">
            <text:p>-104.761</text:p>
          </table:table-cell>
          <table:table-cell office:value-type="float" office:value="-92.5454" calcext:value-type="float">
            <text:p>-92.5454</text:p>
          </table:table-cell>
          <table:table-cell office:value-type="float" office:value="-66.6126" calcext:value-type="float">
            <text:p>-66.6126</text:p>
          </table:table-cell>
          <table:table-cell office:value-type="float" office:value="-51.4824" calcext:value-type="float">
            <text:p>-51.4824</text:p>
          </table:table-cell>
          <table:table-cell office:value-type="float" office:value="83.7748" calcext:value-type="float">
            <text:p>83.7748</text:p>
          </table:table-cell>
          <table:table-cell office:value-type="float" office:value="23.3237" calcext:value-type="float">
            <text:p>23.3237</text:p>
          </table:table-cell>
          <table:table-cell office:value-type="float" office:value="8.95337" calcext:value-type="float">
            <text:p>8.95337</text:p>
          </table:table-cell>
          <table:table-cell office:value-type="float" office:value="5.53196" calcext:value-type="float">
            <text:p>5.53196</text:p>
          </table:table-cell>
          <table:table-cell office:value-type="float" office:value="5.28859" calcext:value-type="float">
            <text:p>5.28859</text:p>
          </table:table-cell>
          <table:table-cell office:value-type="float" office:value="-10.1844" calcext:value-type="float">
            <text:p>-10.1844</text:p>
          </table:table-cell>
          <table:table-cell office:value-type="float" office:value="-56.9271" calcext:value-type="float">
            <text:p>-56.9271</text:p>
          </table:table-cell>
          <table:table-cell office:value-type="float" office:value="66.5563" calcext:value-type="float">
            <text:p>66.5563</text:p>
          </table:table-cell>
          <table:table-cell office:value-type="float" office:value="23.7083" calcext:value-type="float">
            <text:p>23.7083</text:p>
          </table:table-cell>
          <table:table-cell office:value-type="float" office:value="-384.24" calcext:value-type="float">
            <text:p>-384.24</text:p>
          </table:table-cell>
          <table:table-cell office:value-type="float" office:value="9.2343" calcext:value-type="float">
            <text:p>9.2343</text:p>
          </table:table-cell>
          <table:table-cell office:value-type="float" office:value="4.02416" calcext:value-type="float">
            <text:p>4.02416</text:p>
          </table:table-cell>
          <table:table-cell office:value-type="float" office:value="3.5225" calcext:value-type="float">
            <text:p>3.52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LLLTLLLFILALLLSVLILI</text:p>
          </table:table-cell>
          <table:table-cell office:value-type="float" office:value="0.494358661375882" calcext:value-type="float">
            <text:p>0.494358661375882</text:p>
          </table:table-cell>
          <table:table-cell office:value-type="float" office:value="0.144569967453005" calcext:value-type="float">
            <text:p>0.144569967453005</text:p>
          </table:table-cell>
          <table:table-cell office:value-type="string" calcext:value-type="string">
            <text:p>L</text:p>
          </table:table-cell>
          <table:table-cell office:value-type="float" office:value="11615.0975239327" calcext:value-type="float">
            <text:p>11615.0975239327</text:p>
          </table:table-cell>
          <table:table-cell office:value-type="float" office:value="2837.47475088508" calcext:value-type="float">
            <text:p>2837.47475088508</text:p>
          </table:table-cell>
          <table:table-cell office:value-type="float" office:value="2" calcext:value-type="float">
            <text:p>2</text:p>
          </table:table-cell>
          <table:table-cell office:value-type="float" office:value="-41.6623842575259" calcext:value-type="float">
            <text:p>-41.6623842575259</text:p>
          </table:table-cell>
          <table:table-cell office:value-type="float" office:value="-60.7635959221251" calcext:value-type="float">
            <text:p>-60.7635959221251</text:p>
          </table:table-cell>
          <table:table-cell office:value-type="float" office:value="-43.1642211224786" calcext:value-type="float">
            <text:p>-43.1642211224786</text:p>
          </table:table-cell>
          <table:table-cell office:value-type="float" office:value="-61.7736933925542" calcext:value-type="float">
            <text:p>-61.7736933925542</text:p>
          </table:table-cell>
          <table:table-cell office:value-type="float" office:value="-58.535690490874" calcext:value-type="float">
            <text:p>-58.535690490874</text:p>
          </table:table-cell>
          <table:table-cell office:value-type="float" office:value="-72.1121547049166" calcext:value-type="float">
            <text:p>-72.1121547049166</text:p>
          </table:table-cell>
          <table:table-cell office:value-type="float" office:value="-72.5925347534187" calcext:value-type="float">
            <text:p>-72.5925347534187</text:p>
          </table:table-cell>
          <table:table-cell office:value-type="float" office:value="-81.5664324385093" calcext:value-type="float">
            <text:p>-81.5664324385093</text:p>
          </table:table-cell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890</text:p>
          </table:table-cell>
          <table:table-cell office:value-type="float" office:value="-9.5277" calcext:value-type="float">
            <text:p>-9.5277</text:p>
          </table:table-cell>
          <table:table-cell office:value-type="float" office:value="-34.2917" calcext:value-type="float">
            <text:p>-34.2917</text:p>
          </table:table-cell>
          <table:table-cell office:value-type="float" office:value="0.0634" calcext:value-type="float">
            <text:p>0.0634</text:p>
          </table:table-cell>
          <table:table-cell office:value-type="float" office:value="24.701" calcext:value-type="float">
            <text:p>24.701</text:p>
          </table:table-cell>
          <table:table-cell office:value-type="float" office:value="-11.6157" calcext:value-type="float">
            <text:p>-11.6157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LALLFVLTSLLAI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6.6673" calcext:value-type="float">
            <text:p>-76.6673</text:p>
          </table:table-cell>
          <table:table-cell office:value-type="float" office:value="-78.7741" calcext:value-type="float">
            <text:p>-78.7741</text:p>
          </table:table-cell>
          <table:table-cell office:value-type="float" office:value="-74.2275" calcext:value-type="float">
            <text:p>-74.2275</text:p>
          </table:table-cell>
          <table:table-cell office:value-type="float" office:value="-240" calcext:value-type="float">
            <text:p>-240</text:p>
          </table:table-cell>
          <table:table-cell office:value-type="float" office:value="-232.02" calcext:value-type="float">
            <text:p>-232.02</text:p>
          </table:table-cell>
          <table:table-cell office:value-type="float" office:value="-241.904" calcext:value-type="float">
            <text:p>-241.904</text:p>
          </table:table-cell>
          <table:table-cell office:value-type="float" office:value="-373.375" calcext:value-type="float">
            <text:p>-373.375</text:p>
          </table:table-cell>
          <table:table-cell office:value-type="float" office:value="4503.57" calcext:value-type="float">
            <text:p>4503.57</text:p>
          </table:table-cell>
          <table:table-cell office:value-type="float" office:value="3622.63" calcext:value-type="float">
            <text:p>3622.63</text:p>
          </table:table-cell>
          <table:table-cell office:value-type="float" office:value="3557.21" calcext:value-type="float">
            <text:p>3557.21</text:p>
          </table:table-cell>
          <table:table-cell office:value-type="float" office:value="-38.7665" calcext:value-type="float">
            <text:p>-38.7665</text:p>
          </table:table-cell>
          <table:table-cell office:value-type="float" office:value="-32.9949" calcext:value-type="float">
            <text:p>-32.9949</text:p>
          </table:table-cell>
          <table:table-cell office:value-type="float" office:value="-95.4744" calcext:value-type="float">
            <text:p>-95.4744</text:p>
          </table:table-cell>
          <table:table-cell office:value-type="float" office:value="-95.5757" calcext:value-type="float">
            <text:p>-95.5757</text:p>
          </table:table-cell>
          <table:table-cell office:value-type="float" office:value="-57.2435" calcext:value-type="float">
            <text:p>-57.2435</text:p>
          </table:table-cell>
          <table:table-cell office:value-type="float" office:value="-5.46125" calcext:value-type="float">
            <text:p>-5.46125</text:p>
          </table:table-cell>
          <table:table-cell office:value-type="float" office:value="101.612" calcext:value-type="float">
            <text:p>101.612</text:p>
          </table:table-cell>
          <table:table-cell office:value-type="float" office:value="20.4587" calcext:value-type="float">
            <text:p>20.4587</text:p>
          </table:table-cell>
          <table:table-cell office:value-type="float" office:value="8.829" calcext:value-type="float">
            <text:p>8.829</text:p>
          </table:table-cell>
          <table:table-cell office:value-type="float" office:value="1.03676" calcext:value-type="float">
            <text:p>1.03676</text:p>
          </table:table-cell>
          <table:table-cell office:value-type="float" office:value="1.06094" calcext:value-type="float">
            <text:p>1.06094</text:p>
          </table:table-cell>
          <table:table-cell office:value-type="float" office:value="-31.9328" calcext:value-type="float">
            <text:p>-31.9328</text:p>
          </table:table-cell>
          <table:table-cell office:value-type="float" office:value="-7.1541" calcext:value-type="float">
            <text:p>-7.1541</text:p>
          </table:table-cell>
          <table:table-cell office:value-type="float" office:value="92.8459" calcext:value-type="float">
            <text:p>92.8459</text:p>
          </table:table-cell>
          <table:table-cell office:value-type="float" office:value="18" calcext:value-type="float">
            <text:p>18</text:p>
          </table:table-cell>
          <table:table-cell office:value-type="float" office:value="-406.37" calcext:value-type="float">
            <text:p>-406.37</text:p>
          </table:table-cell>
          <table:table-cell office:value-type="float" office:value="8.8115" calcext:value-type="float">
            <text:p>8.8115</text:p>
          </table:table-cell>
          <table:table-cell office:value-type="float" office:value="0.107311" calcext:value-type="float">
            <text:p>0.107311</text:p>
          </table:table-cell>
          <table:table-cell office:value-type="float" office:value="-0.000000555556" calcext:value-type="float">
            <text:p>-0.00000055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LALLFVLTSLLAILILI</text:p>
          </table:table-cell>
          <table:table-cell office:value-type="float" office:value="0.48489014266439" calcext:value-type="float">
            <text:p>0.48489014266439</text:p>
          </table:table-cell>
          <table:table-cell office:value-type="float" office:value="0.0919935338060811" calcext:value-type="float">
            <text:p>0.0919935338060811</text:p>
          </table:table-cell>
          <table:table-cell office:value-type="string" calcext:value-type="string">
            <text:p>L</text:p>
          </table:table-cell>
          <table:table-cell office:value-type="float" office:value="11392.6319805383" calcext:value-type="float">
            <text:p>11392.6319805383</text:p>
          </table:table-cell>
          <table:table-cell office:value-type="float" office:value="1805.55708781947" calcext:value-type="float">
            <text:p>1805.55708781947</text:p>
          </table:table-cell>
          <table:table-cell office:value-type="float" office:value="3" calcext:value-type="float">
            <text:p>3</text:p>
          </table:table-cell>
          <table:table-cell office:value-type="float" office:value="-39.1650788144999" calcext:value-type="float">
            <text:p>-39.1650788144999</text:p>
          </table:table-cell>
          <table:table-cell office:value-type="float" office:value="-57.0840431757032" calcext:value-type="float">
            <text:p>-57.0840431757032</text:p>
          </table:table-cell>
          <table:table-cell office:value-type="float" office:value="-45.7787008033198" calcext:value-type="float">
            <text:p>-45.7787008033198</text:p>
          </table:table-cell>
          <table:table-cell office:value-type="float" office:value="-61.7496186411328" calcext:value-type="float">
            <text:p>-61.7496186411328</text:p>
          </table:table-cell>
          <table:table-cell office:value-type="float" office:value="-48.137541531222" calcext:value-type="float">
            <text:p>-48.137541531222</text:p>
          </table:table-cell>
          <table:table-cell office:value-type="float" office:value="-63.4136613465612" calcext:value-type="float">
            <text:p>-63.4136613465612</text:p>
          </table:table-cell>
          <table:table-cell office:value-type="float" office:value="-42.7906753398802" calcext:value-type="float">
            <text:p>-42.7906753398802</text:p>
          </table:table-cell>
          <table:table-cell office:value-type="float" office:value="-59.641717960406" calcext:value-type="float">
            <text:p>-59.641717960406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693</text:p>
          </table:table-cell>
          <table:table-cell office:value-type="float" office:value="-32.851" calcext:value-type="float">
            <text:p>-32.851</text:p>
          </table:table-cell>
          <table:table-cell office:value-type="float" office:value="-38.3903" calcext:value-type="float">
            <text:p>-38.3903</text:p>
          </table:table-cell>
          <table:table-cell office:value-type="float" office:value="-4.4771" calcext:value-type="float">
            <text:p>-4.4771</text:p>
          </table:table-cell>
          <table:table-cell office:value-type="float" office:value="10.016" calcext:value-type="float">
            <text:p>10.016</text:p>
          </table:table-cell>
          <table:table-cell office:value-type="float" office:value="-7.0685" calcext:value-type="float">
            <text:p>-7.0685</text:p>
          </table:table-cell>
          <table:table-cell office:value-type="float" office:value="0.7668" calcext:value-type="float">
            <text:p>0.7668</text:p>
          </table:table-cell>
          <table:table-cell office:value-type="float" office:value="-8.613" calcext:value-type="float">
            <text:p>-8.6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VALLLLLTSLLFL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9.8088" calcext:value-type="float">
            <text:p>-79.8088</text:p>
          </table:table-cell>
          <table:table-cell office:value-type="float" office:value="-77.8769" calcext:value-type="float">
            <text:p>-77.8769</text:p>
          </table:table-cell>
          <table:table-cell office:value-type="float" office:value="-74.2973" calcext:value-type="float">
            <text:p>-74.2973</text:p>
          </table:table-cell>
          <table:table-cell office:value-type="float" office:value="-237.883" calcext:value-type="float">
            <text:p>-237.883</text:p>
          </table:table-cell>
          <table:table-cell office:value-type="float" office:value="-232.873" calcext:value-type="float">
            <text:p>-232.873</text:p>
          </table:table-cell>
          <table:table-cell office:value-type="float" office:value="-246.51" calcext:value-type="float">
            <text:p>-246.51</text:p>
          </table:table-cell>
          <table:table-cell office:value-type="float" office:value="-385.555" calcext:value-type="float">
            <text:p>-385.555</text:p>
          </table:table-cell>
          <table:table-cell office:value-type="float" office:value="4645.13" calcext:value-type="float">
            <text:p>4645.13</text:p>
          </table:table-cell>
          <table:table-cell office:value-type="float" office:value="3549.21" calcext:value-type="float">
            <text:p>3549.21</text:p>
          </table:table-cell>
          <table:table-cell office:value-type="float" office:value="3549.81" calcext:value-type="float">
            <text:p>3549.81</text:p>
          </table:table-cell>
          <table:table-cell office:value-type="float" office:value="-38.4125" calcext:value-type="float">
            <text:p>-38.4125</text:p>
          </table:table-cell>
          <table:table-cell office:value-type="float" office:value="-30.1878" calcext:value-type="float">
            <text:p>-30.1878</text:p>
          </table:table-cell>
          <table:table-cell office:value-type="float" office:value="-106.276" calcext:value-type="float">
            <text:p>-106.276</text:p>
          </table:table-cell>
          <table:table-cell office:value-type="float" office:value="-104.993" calcext:value-type="float">
            <text:p>-104.993</text:p>
          </table:table-cell>
          <table:table-cell office:value-type="float" office:value="-64.7473" calcext:value-type="float">
            <text:p>-64.7473</text:p>
          </table:table-cell>
          <table:table-cell office:value-type="float" office:value="-7.65364" calcext:value-type="float">
            <text:p>-7.65364</text:p>
          </table:table-cell>
          <table:table-cell office:value-type="float" office:value="98.4553" calcext:value-type="float">
            <text:p>98.4553</text:p>
          </table:table-cell>
          <table:table-cell office:value-type="float" office:value="26.1225" calcext:value-type="float">
            <text:p>26.1225</text:p>
          </table:table-cell>
          <table:table-cell office:value-type="float" office:value="8.49498" calcext:value-type="float">
            <text:p>8.49498</text:p>
          </table:table-cell>
          <table:table-cell office:value-type="float" office:value="0.939508" calcext:value-type="float">
            <text:p>0.939508</text:p>
          </table:table-cell>
          <table:table-cell office:value-type="float" office:value="0.916337" calcext:value-type="float">
            <text:p>0.916337</text:p>
          </table:table-cell>
          <table:table-cell office:value-type="float" office:value="-28.8703" calcext:value-type="float">
            <text:p>-28.8703</text:p>
          </table:table-cell>
          <table:table-cell office:value-type="float" office:value="-10.5055" calcext:value-type="float">
            <text:p>-10.5055</text:p>
          </table:table-cell>
          <table:table-cell office:value-type="float" office:value="89.5832" calcext:value-type="float">
            <text:p>89.5832</text:p>
          </table:table-cell>
          <table:table-cell office:value-type="float" office:value="26.7676" calcext:value-type="float">
            <text:p>26.7676</text:p>
          </table:table-cell>
          <table:table-cell office:value-type="float" office:value="-415.743" calcext:value-type="float">
            <text:p>-415.743</text:p>
          </table:table-cell>
          <table:table-cell office:value-type="float" office:value="8.6395" calcext:value-type="float">
            <text:p>8.6395</text:p>
          </table:table-cell>
          <table:table-cell office:value-type="float" office:value="0.169552" calcext:value-type="float">
            <text:p>0.169552</text:p>
          </table:table-cell>
          <table:table-cell office:value-type="float" office:value="0.0132994" calcext:value-type="float">
            <text:p>0.0132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VALLLLLTSLLFLLILI</text:p>
          </table:table-cell>
          <table:table-cell office:value-type="float" office:value="0.475506882498655" calcext:value-type="float">
            <text:p>0.475506882498655</text:p>
          </table:table-cell>
          <table:table-cell office:value-type="float" office:value="0.0453033897617508" calcext:value-type="float">
            <text:p>0.0453033897617508</text:p>
          </table:table-cell>
          <table:table-cell office:value-type="string" calcext:value-type="string">
            <text:p>L</text:p>
          </table:table-cell>
          <table:table-cell office:value-type="float" office:value="11172.1696109664" calcext:value-type="float">
            <text:p>11172.1696109664</text:p>
          </table:table-cell>
          <table:table-cell office:value-type="float" office:value="889.169630739171" calcext:value-type="float">
            <text:p>889.169630739171</text:p>
          </table:table-cell>
          <table:table-cell office:value-type="float" office:value="2" calcext:value-type="float">
            <text:p>2</text:p>
          </table:table-cell>
          <table:table-cell office:value-type="float" office:value="-35.4915289559399" calcext:value-type="float">
            <text:p>-35.4915289559399</text:p>
          </table:table-cell>
          <table:table-cell office:value-type="float" office:value="-54.7481849091282" calcext:value-type="float">
            <text:p>-54.7481849091282</text:p>
          </table:table-cell>
          <table:table-cell office:value-type="float" office:value="-47.5011133226171" calcext:value-type="float">
            <text:p>-47.5011133226171</text:p>
          </table:table-cell>
          <table:table-cell office:value-type="float" office:value="-63.1727450061721" calcext:value-type="float">
            <text:p>-63.1727450061721</text:p>
          </table:table-cell>
          <table:table-cell office:value-type="float" office:value="-61.485109927305" calcext:value-type="float">
            <text:p>-61.485109927305</text:p>
          </table:table-cell>
          <table:table-cell office:value-type="float" office:value="-72.9823284352151" calcext:value-type="float">
            <text:p>-72.9823284352151</text:p>
          </table:table-cell>
          <table:table-cell office:value-type="float" office:value="-63.2141883917881" calcext:value-type="float">
            <text:p>-63.2141883917881</text:p>
          </table:table-cell>
          <table:table-cell office:value-type="float" office:value="-74.1952534617432" calcext:value-type="float">
            <text:p>-74.1952534617432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45</text:p>
          </table:table-cell>
          <table:table-cell office:value-type="float" office:value="-31.8215" calcext:value-type="float">
            <text:p>-31.8215</text:p>
          </table:table-cell>
          <table:table-cell office:value-type="float" office:value="-40.6284" calcext:value-type="float">
            <text:p>-40.6284</text:p>
          </table:table-cell>
          <table:table-cell office:value-type="float" office:value="-4.3795" calcext:value-type="float">
            <text:p>-4.3795</text:p>
          </table:table-cell>
          <table:table-cell office:value-type="float" office:value="13.186" calcext:value-type="float">
            <text:p>13.186</text:p>
          </table:table-cell>
          <table:table-cell office:value-type="float" office:value="-6.4297" calcext:value-type="float">
            <text:p>-6.4297</text:p>
          </table:table-cell>
          <table:table-cell office:value-type="float" office:value="-3.9688" calcext:value-type="float">
            <text:p>-3.9688</text:p>
          </table:table-cell>
          <table:table-cell office:value-type="float" office:value="-3.957" calcext:value-type="float">
            <text:p>-3.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YALLFLLTSLLLVLLILI_0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5.3126" calcext:value-type="float">
            <text:p>-75.3126</text:p>
          </table:table-cell>
          <table:table-cell office:value-type="float" office:value="-74.9603" calcext:value-type="float">
            <text:p>-74.9603</text:p>
          </table:table-cell>
          <table:table-cell office:value-type="float" office:value="-74.2423" calcext:value-type="float">
            <text:p>-74.2423</text:p>
          </table:table-cell>
          <table:table-cell office:value-type="float" office:value="-233.704" calcext:value-type="float">
            <text:p>-233.704</text:p>
          </table:table-cell>
          <table:table-cell office:value-type="float" office:value="-223.315" calcext:value-type="float">
            <text:p>-223.315</text:p>
          </table:table-cell>
          <table:table-cell office:value-type="float" office:value="-253.915" calcext:value-type="float">
            <text:p>-253.915</text:p>
          </table:table-cell>
          <table:table-cell office:value-type="float" office:value="-372.974" calcext:value-type="float">
            <text:p>-372.974</text:p>
          </table:table-cell>
          <table:table-cell office:value-type="float" office:value="4745.22" calcext:value-type="float">
            <text:p>4745.22</text:p>
          </table:table-cell>
          <table:table-cell office:value-type="float" office:value="3724.74" calcext:value-type="float">
            <text:p>3724.74</text:p>
          </table:table-cell>
          <table:table-cell office:value-type="float" office:value="3743.19" calcext:value-type="float">
            <text:p>3743.19</text:p>
          </table:table-cell>
          <table:table-cell office:value-type="float" office:value="-26.2544" calcext:value-type="float">
            <text:p>-26.2544</text:p>
          </table:table-cell>
          <table:table-cell office:value-type="float" office:value="-12.5329" calcext:value-type="float">
            <text:p>-12.5329</text:p>
          </table:table-cell>
          <table:table-cell office:value-type="float" office:value="-90.2112" calcext:value-type="float">
            <text:p>-90.2112</text:p>
          </table:table-cell>
          <table:table-cell office:value-type="float" office:value="-87.231" calcext:value-type="float">
            <text:p>-87.231</text:p>
          </table:table-cell>
          <table:table-cell office:value-type="float" office:value="-44.8161" calcext:value-type="float">
            <text:p>-44.8161</text:p>
          </table:table-cell>
          <table:table-cell office:value-type="float" office:value="-98.7116" calcext:value-type="float">
            <text:p>-98.7116</text:p>
          </table:table-cell>
          <table:table-cell office:value-type="float" office:value="51.3418" calcext:value-type="float">
            <text:p>51.3418</text:p>
          </table:table-cell>
          <table:table-cell office:value-type="float" office:value="16.4605" calcext:value-type="float">
            <text:p>16.4605</text:p>
          </table:table-cell>
          <table:table-cell office:value-type="float" office:value="8.64316" calcext:value-type="float">
            <text:p>8.64316</text:p>
          </table:table-cell>
          <table:table-cell office:value-type="float" office:value="8.23789" calcext:value-type="float">
            <text:p>8.23789</text:p>
          </table:table-cell>
          <table:table-cell office:value-type="float" office:value="7.50802" calcext:value-type="float">
            <text:p>7.50802</text:p>
          </table:table-cell>
          <table:table-cell office:value-type="float" office:value="-10.7675" calcext:value-type="float">
            <text:p>-10.7675</text:p>
          </table:table-cell>
          <table:table-cell office:value-type="float" office:value="-100.982" calcext:value-type="float">
            <text:p>-100.982</text:p>
          </table:table-cell>
          <table:table-cell office:value-type="float" office:value="34.5253" calcext:value-type="float">
            <text:p>34.5253</text:p>
          </table:table-cell>
          <table:table-cell office:value-type="float" office:value="20.0445" calcext:value-type="float">
            <text:p>20.0445</text:p>
          </table:table-cell>
          <table:table-cell office:value-type="float" office:value="-385.506" calcext:value-type="float">
            <text:p>-385.506</text:p>
          </table:table-cell>
          <table:table-cell office:value-type="float" office:value="8.836" calcext:value-type="float">
            <text:p>8.836</text:p>
          </table:table-cell>
          <table:table-cell office:value-type="float" office:value="6.30822" calcext:value-type="float">
            <text:p>6.30822</text:p>
          </table:table-cell>
          <table:table-cell office:value-type="float" office:value="5.3261" calcext:value-type="float">
            <text:p>5.3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YALLFLLTSLLLVLLILI</text:p>
          </table:table-cell>
          <table:table-cell office:value-type="float" office:value="0.472956634286896" calcext:value-type="float">
            <text:p>0.472956634286896</text:p>
          </table:table-cell>
          <table:table-cell office:value-type="float" office:value="0.196726238586365" calcext:value-type="float">
            <text:p>0.196726238586365</text:p>
          </table:table-cell>
          <table:table-cell office:value-type="string" calcext:value-type="string">
            <text:p>L</text:p>
          </table:table-cell>
          <table:table-cell office:value-type="float" office:value="11112.2508030294" calcext:value-type="float">
            <text:p>11112.2508030294</text:p>
          </table:table-cell>
          <table:table-cell office:value-type="float" office:value="3861.14588429334" calcext:value-type="float">
            <text:p>3861.14588429334</text:p>
          </table:table-cell>
          <table:table-cell office:value-type="float" office:value="2" calcext:value-type="float">
            <text:p>2</text:p>
          </table:table-cell>
          <table:table-cell office:value-type="float" office:value="-0.944808729240292" calcext:value-type="float">
            <text:p>-0.944808729240292</text:p>
          </table:table-cell>
          <table:table-cell office:value-type="float" office:value="-46.7887466576067" calcext:value-type="float">
            <text:p>-46.7887466576067</text:p>
          </table:table-cell>
          <table:table-cell office:value-type="float" office:value="-19.8429759940351" calcext:value-type="float">
            <text:p>-19.8429759940351</text:p>
          </table:table-cell>
          <table:table-cell office:value-type="float" office:value="-56.9406140472239" calcext:value-type="float">
            <text:p>-56.9406140472239</text:p>
          </table:table-cell>
          <table:table-cell office:value-type="float" office:value="-28.0418288868381" calcext:value-type="float">
            <text:p>-28.0418288868381</text:p>
          </table:table-cell>
          <table:table-cell office:value-type="float" office:value="-61.3449388766358" calcext:value-type="float">
            <text:p>-61.3449388766358</text:p>
          </table:table-cell>
          <table:table-cell office:value-type="float" office:value="-25.6196569551457" calcext:value-type="float">
            <text:p>-25.6196569551457</text:p>
          </table:table-cell>
          <table:table-cell office:value-type="float" office:value="-60.0437773459512" calcext:value-type="float">
            <text:p>-60.0437773459512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413</text:p>
          </table:table-cell>
          <table:table-cell office:value-type="float" office:value="-12.1515" calcext:value-type="float">
            <text:p>-12.1515</text:p>
          </table:table-cell>
          <table:table-cell office:value-type="float" office:value="-42.1008" calcext:value-type="float">
            <text:p>-42.1008</text:p>
          </table:table-cell>
          <table:table-cell office:value-type="float" office:value="-0.721" calcext:value-type="float">
            <text:p>-0.721</text:p>
          </table:table-cell>
          <table:table-cell office:value-type="float" office:value="30.671" calcext:value-type="float">
            <text:p>30.671</text:p>
          </table:table-cell>
          <table:table-cell office:value-type="float" office:value="-3.8934" calcext:value-type="float">
            <text:p>-3.8934</text:p>
          </table:table-cell>
          <table:table-cell office:value-type="float" office:value="-0.934" calcext:value-type="float">
            <text:p>-0.934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LLLYALLFLLTSLLLVLLI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WVLLSTLLALLLF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89.7963" calcext:value-type="float">
            <text:p>-89.7963</text:p>
          </table:table-cell>
          <table:table-cell office:value-type="float" office:value="-85.7948" calcext:value-type="float">
            <text:p>-85.7948</text:p>
          </table:table-cell>
          <table:table-cell office:value-type="float" office:value="-74.2805" calcext:value-type="float">
            <text:p>-74.2805</text:p>
          </table:table-cell>
          <table:table-cell office:value-type="float" office:value="-231.928" calcext:value-type="float">
            <text:p>-231.928</text:p>
          </table:table-cell>
          <table:table-cell office:value-type="float" office:value="-228.979" calcext:value-type="float">
            <text:p>-228.979</text:p>
          </table:table-cell>
          <table:table-cell office:value-type="float" office:value="-250.01" calcext:value-type="float">
            <text:p>-250.01</text:p>
          </table:table-cell>
          <table:table-cell office:value-type="float" office:value="-380.971" calcext:value-type="float">
            <text:p>-380.971</text:p>
          </table:table-cell>
          <table:table-cell office:value-type="float" office:value="4659.87" calcext:value-type="float">
            <text:p>4659.87</text:p>
          </table:table-cell>
          <table:table-cell office:value-type="float" office:value="3915.04" calcext:value-type="float">
            <text:p>3915.04</text:p>
          </table:table-cell>
          <table:table-cell office:value-type="float" office:value="3842.66" calcext:value-type="float">
            <text:p>3842.66</text:p>
          </table:table-cell>
          <table:table-cell office:value-type="float" office:value="-15.7552" calcext:value-type="float">
            <text:p>-15.7552</text:p>
          </table:table-cell>
          <table:table-cell office:value-type="float" office:value="-8.99078" calcext:value-type="float">
            <text:p>-8.99078</text:p>
          </table:table-cell>
          <table:table-cell office:value-type="float" office:value="-75.0016" calcext:value-type="float">
            <text:p>-75.0016</text:p>
          </table:table-cell>
          <table:table-cell office:value-type="float" office:value="-75.1875" calcext:value-type="float">
            <text:p>-75.1875</text:p>
          </table:table-cell>
          <table:table-cell office:value-type="float" office:value="-56.6808" calcext:value-type="float">
            <text:p>-56.6808</text:p>
          </table:table-cell>
          <table:table-cell office:value-type="float" office:value="-53.6897" calcext:value-type="float">
            <text:p>-53.6897</text:p>
          </table:table-cell>
          <table:table-cell office:value-type="float" office:value="62.282" calcext:value-type="float">
            <text:p>62.282</text:p>
          </table:table-cell>
          <table:table-cell office:value-type="float" office:value="30.1444" calcext:value-type="float">
            <text:p>30.1444</text:p>
          </table:table-cell>
          <table:table-cell office:value-type="float" office:value="9.83757" calcext:value-type="float">
            <text:p>9.83757</text:p>
          </table:table-cell>
          <table:table-cell office:value-type="float" office:value="2.96152" calcext:value-type="float">
            <text:p>2.96152</text:p>
          </table:table-cell>
          <table:table-cell office:value-type="float" office:value="2.39575" calcext:value-type="float">
            <text:p>2.39575</text:p>
          </table:table-cell>
          <table:table-cell office:value-type="float" office:value="-9.41249" calcext:value-type="float">
            <text:p>-9.41249</text:p>
          </table:table-cell>
          <table:table-cell office:value-type="float" office:value="-48.8736" calcext:value-type="float">
            <text:p>-48.8736</text:p>
          </table:table-cell>
          <table:table-cell office:value-type="float" office:value="66.017" calcext:value-type="float">
            <text:p>66.017</text:p>
          </table:table-cell>
          <table:table-cell office:value-type="float" office:value="28" calcext:value-type="float">
            <text:p>28</text:p>
          </table:table-cell>
          <table:table-cell office:value-type="float" office:value="-389.962" calcext:value-type="float">
            <text:p>-389.962</text:p>
          </table:table-cell>
          <table:table-cell office:value-type="float" office:value="9.2954" calcext:value-type="float">
            <text:p>9.2954</text:p>
          </table:table-cell>
          <table:table-cell office:value-type="float" office:value="2.74334" calcext:value-type="float">
            <text:p>2.74334</text:p>
          </table:table-cell>
          <table:table-cell office:value-type="float" office:value="2.2336" calcext:value-type="float">
            <text:p>2.2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WVLLSTLLALLLFLILI</text:p>
          </table:table-cell>
          <table:table-cell office:value-type="float" office:value="0.417747660748766" calcext:value-type="float">
            <text:p>0.417747660748766</text:p>
          </table:table-cell>
          <table:table-cell office:value-type="float" office:value="0.0804436838128596" calcext:value-type="float">
            <text:p>0.0804436838128596</text:p>
          </table:table-cell>
          <table:table-cell office:value-type="string" calcext:value-type="string">
            <text:p>L</text:p>
          </table:table-cell>
          <table:table-cell office:value-type="float" office:value="9815.10024840386" calcext:value-type="float">
            <text:p>9815.10024840386</text:p>
          </table:table-cell>
          <table:table-cell office:value-type="float" office:value="1578.86818198857" calcext:value-type="float">
            <text:p>1578.86818198857</text:p>
          </table:table-cell>
          <table:table-cell office:value-type="float" office:value="3" calcext:value-type="float">
            <text:p>3</text:p>
          </table:table-cell>
          <table:table-cell office:value-type="float" office:value="-94.1391609197397" calcext:value-type="float">
            <text:p>-94.1391609197397</text:p>
          </table:table-cell>
          <table:table-cell office:value-type="float" office:value="-96.2344762139436" calcext:value-type="float">
            <text:p>-96.2344762139436</text:p>
          </table:table-cell>
          <table:table-cell office:value-type="float" office:value="-95.2386841060992" calcext:value-type="float">
            <text:p>-95.2386841060992</text:p>
          </table:table-cell>
          <table:table-cell office:value-type="float" office:value="-96.9409076062509" calcext:value-type="float">
            <text:p>-96.9409076062509</text:p>
          </table:table-cell>
          <table:table-cell office:value-type="float" office:value="-95.9607520398361" calcext:value-type="float">
            <text:p>-95.9607520398361</text:p>
          </table:table-cell>
          <table:table-cell office:value-type="float" office:value="-97.4048282057419" calcext:value-type="float">
            <text:p>-97.4048282057419</text:p>
          </table:table-cell>
          <table:table-cell office:value-type="float" office:value="-95.6942795856707" calcext:value-type="float">
            <text:p>-95.6942795856707</text:p>
          </table:table-cell>
          <table:table-cell office:value-type="float" office:value="-97.2336226239562" calcext:value-type="float">
            <text:p>-97.2336226239562</text:p>
          </table:table-cell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217</text:p>
          </table:table-cell>
          <table:table-cell office:value-type="float" office:value="-11.6513" calcext:value-type="float">
            <text:p>-11.6513</text:p>
          </table:table-cell>
          <table:table-cell office:value-type="float" office:value="-18.479" calcext:value-type="float">
            <text:p>-18.479</text:p>
          </table:table-cell>
          <table:table-cell office:value-type="float" office:value="-11.4533" calcext:value-type="float">
            <text:p>-11.4533</text:p>
          </table:table-cell>
          <table:table-cell office:value-type="float" office:value="18.281" calcext:value-type="float">
            <text:p>18.281</text:p>
          </table:table-cell>
          <table:table-cell office:value-type="float" office:value="-10.7538" calcext:value-type="float">
            <text:p>-10.7538</text:p>
          </table:table-cell>
          <table:table-cell office:value-type="float" office:value="1.9464" calcext:value-type="float">
            <text:p>1.9464</text:p>
          </table:table-cell>
          <table:table-cell office:value-type="float" office:value="-3.738" calcext:value-type="float">
            <text:p>-3.7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AVLLFLLALLTSLLILI_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74.2371" calcext:value-type="float">
            <text:p>-74.2371</text:p>
          </table:table-cell>
          <table:table-cell office:value-type="float" office:value="-225.643" calcext:value-type="float">
            <text:p>-225.643</text:p>
          </table:table-cell>
          <table:table-cell office:value-type="float" office:value="-217.809" calcext:value-type="float">
            <text:p>-217.809</text:p>
          </table:table-cell>
          <table:table-cell office:value-type="float" office:value="-242.76" calcext:value-type="float">
            <text:p>-242.76</text:p>
          </table:table-cell>
          <table:table-cell office:value-type="float" office:value="-375.484" calcext:value-type="float">
            <text:p>-375.484</text:p>
          </table:table-cell>
          <table:table-cell office:value-type="float" office:value="4589.96" calcext:value-type="float">
            <text:p>4589.96</text:p>
          </table:table-cell>
          <table:table-cell office:value-type="float" office:value="3621.79" calcext:value-type="float">
            <text:p>3621.79</text:p>
          </table:table-cell>
          <table:table-cell office:value-type="float" office:value="3612.2" calcext:value-type="float">
            <text:p>3612.2</text:p>
          </table:table-cell>
          <table:table-cell office:value-type="float" office:value="-18.752" calcext:value-type="float">
            <text:p>-18.752</text:p>
          </table:table-cell>
          <table:table-cell office:value-type="float" office:value="-7.55741" calcext:value-type="float">
            <text:p>-7.55741</text:p>
          </table:table-cell>
          <table:table-cell office:value-type="float" office:value="-94.3563" calcext:value-type="float">
            <text:p>-94.3563</text:p>
          </table:table-cell>
          <table:table-cell office:value-type="float" office:value="-90.9961" calcext:value-type="float">
            <text:p>-90.9961</text:p>
          </table:table-cell>
          <table:table-cell office:value-type="float" office:value="-58.4872" calcext:value-type="float">
            <text:p>-58.4872</text:p>
          </table:table-cell>
          <table:table-cell office:value-type="float" office:value="-53.3119" calcext:value-type="float">
            <text:p>-53.3119</text:p>
          </table:table-cell>
          <table:table-cell office:value-type="float" office:value="88.6663" calcext:value-type="float">
            <text:p>88.6663</text:p>
          </table:table-cell>
          <table:table-cell office:value-type="float" office:value="18.4787" calcext:value-type="float">
            <text:p>18.4787</text:p>
          </table:table-cell>
          <table:table-cell office:value-type="float" office:value="8.9647" calcext:value-type="float">
            <text:p>8.9647</text:p>
          </table:table-cell>
          <table:table-cell office:value-type="float" office:value="6.46674" calcext:value-type="float">
            <text:p>6.46674</text:p>
          </table:table-cell>
          <table:table-cell office:value-type="float" office:value="6.29674" calcext:value-type="float">
            <text:p>6.29674</text:p>
          </table:table-cell>
          <table:table-cell office:value-type="float" office:value="-7.53141" calcext:value-type="float">
            <text:p>-7.53141</text:p>
          </table:table-cell>
          <table:table-cell office:value-type="float" office:value="-53.3268" calcext:value-type="float">
            <text:p>-53.3268</text:p>
          </table:table-cell>
          <table:table-cell office:value-type="float" office:value="80.5799" calcext:value-type="float">
            <text:p>80.5799</text:p>
          </table:table-cell>
          <table:table-cell office:value-type="float" office:value="18.6844" calcext:value-type="float">
            <text:p>18.6844</text:p>
          </table:table-cell>
          <table:table-cell office:value-type="float" office:value="-383.042" calcext:value-type="float">
            <text:p>-383.042</text:p>
          </table:table-cell>
          <table:table-cell office:value-type="float" office:value="8.9663" calcext:value-type="float">
            <text:p>8.9663</text:p>
          </table:table-cell>
          <table:table-cell office:value-type="float" office:value="5.3773" calcext:value-type="float">
            <text:p>5.3773</text:p>
          </table:table-cell>
          <table:table-cell office:value-type="float" office:value="5.086" calcext:value-type="float">
            <text:p>5.0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AVLLFLLALLTSLLILI</text:p>
          </table:table-cell>
          <table:table-cell office:value-type="float" office:value="0.413806738714198" calcext:value-type="float">
            <text:p>0.413806738714198</text:p>
          </table:table-cell>
          <table:table-cell office:value-type="float" office:value="0.0842987337361154" calcext:value-type="float">
            <text:p>0.0842987337361154</text:p>
          </table:table-cell>
          <table:table-cell office:value-type="string" calcext:value-type="string">
            <text:p>L</text:p>
          </table:table-cell>
          <table:table-cell office:value-type="float" office:value="9722.50716298299" calcext:value-type="float">
            <text:p>9722.50716298299</text:p>
          </table:table-cell>
          <table:table-cell office:value-type="float" office:value="1654.53124682205" calcext:value-type="float">
            <text:p>1654.53124682205</text:p>
          </table:table-cell>
          <table:table-cell office:value-type="float" office:value="3" calcext:value-type="float">
            <text:p>3</text:p>
          </table:table-cell>
          <table:table-cell office:value-type="float" office:value="-51.0296385455164" calcext:value-type="float">
            <text:p>-51.0296385455164</text:p>
          </table:table-cell>
          <table:table-cell office:value-type="float" office:value="-59.9258317018961" calcext:value-type="float">
            <text:p>-59.9258317018961</text:p>
          </table:table-cell>
          <table:table-cell office:value-type="float" office:value="-61.6576516749434" calcext:value-type="float">
            <text:p>-61.6576516749434</text:p>
          </table:table-cell>
          <table:table-cell office:value-type="float" office:value="-68.6231084663118" calcext:value-type="float">
            <text:p>-68.6231084663118</text:p>
          </table:table-cell>
          <table:table-cell office:value-type="float" office:value="-66.0656141291656" calcext:value-type="float">
            <text:p>-66.0656141291656</text:p>
          </table:table-cell>
          <table:table-cell office:value-type="float" office:value="-72.2302991015373" calcext:value-type="float">
            <text:p>-72.2302991015373</text:p>
          </table:table-cell>
          <table:table-cell office:value-type="float" office:value="-64.6010744213372" calcext:value-type="float">
            <text:p>-64.6010744213372</text:p>
          </table:table-cell>
          <table:table-cell office:value-type="float" office:value="-71.0318147737195" calcext:value-type="float">
            <text:p>-71.0318147737195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1293</text:p>
          </table:table-cell>
          <table:table-cell office:value-type="float" office:value="-6.86645" calcext:value-type="float">
            <text:p>-6.86645</text:p>
          </table:table-cell>
          <table:table-cell office:value-type="float" office:value="-31.7124" calcext:value-type="float">
            <text:p>-31.7124</text:p>
          </table:table-cell>
          <table:table-cell office:value-type="float" office:value="0.0572" calcext:value-type="float">
            <text:p>0.0572</text:p>
          </table:table-cell>
          <table:table-cell office:value-type="float" office:value="24.789" calcext:value-type="float">
            <text:p>24.789</text:p>
          </table:table-cell>
          <table:table-cell office:value-type="float" office:value="-4.15" calcext:value-type="float">
            <text:p>-4.15</text:p>
          </table:table-cell>
          <table:table-cell office:value-type="float" office:value="0" calcext:value-type="float">
            <text:p>0</text:p>
          </table:table-cell>
          <table:table-cell office:value-type="float" office:value="-0.296" calcext:value-type="float">
            <text:p>-0.296</text:p>
          </table:table-cell>
          <table:table-cell office:value-type="string" calcext:value-type="string">
            <text:p>LLLLAVLLFLLALLTSLLI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TLLVALLLFLISLLILI_1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float" office:value="1" calcext:value-type="float">
            <text:p>1</text:p>
          </table:table-cell>
          <table:table-cell office:value-type="float" office:value="-60.3166" calcext:value-type="float">
            <text:p>-60.3166</text:p>
          </table:table-cell>
          <table:table-cell office:value-type="float" office:value="-60.3207" calcext:value-type="float">
            <text:p>-60.3207</text:p>
          </table:table-cell>
          <table:table-cell office:value-type="float" office:value="-60.3538" calcext:value-type="float">
            <text:p>-60.3538</text:p>
          </table:table-cell>
          <table:table-cell office:value-type="float" office:value="-235.143" calcext:value-type="float">
            <text:p>-235.143</text:p>
          </table:table-cell>
          <table:table-cell office:value-type="float" office:value="-230.319" calcext:value-type="float">
            <text:p>-230.319</text:p>
          </table:table-cell>
          <table:table-cell office:value-type="float" office:value="-246.195" calcext:value-type="float">
            <text:p>-246.195</text:p>
          </table:table-cell>
          <table:table-cell office:value-type="float" office:value="-375.072" calcext:value-type="float">
            <text:p>-375.072</text:p>
          </table:table-cell>
          <table:table-cell office:value-type="float" office:value="4643.63" calcext:value-type="float">
            <text:p>4643.63</text:p>
          </table:table-cell>
          <table:table-cell office:value-type="float" office:value="3674.5" calcext:value-type="float">
            <text:p>3674.5</text:p>
          </table:table-cell>
          <table:table-cell office:value-type="float" office:value="3674.29" calcext:value-type="float">
            <text:p>3674.29</text:p>
          </table:table-cell>
          <table:table-cell office:value-type="float" office:value="-26.3078" calcext:value-type="float">
            <text:p>-26.3078</text:p>
          </table:table-cell>
          <table:table-cell office:value-type="float" office:value="-15.1999" calcext:value-type="float">
            <text:p>-15.1999</text:p>
          </table:table-cell>
          <table:table-cell office:value-type="float" office:value="-105.921" calcext:value-type="float">
            <text:p>-105.921</text:p>
          </table:table-cell>
          <table:table-cell office:value-type="float" office:value="-99.6324" calcext:value-type="float">
            <text:p>-99.6324</text:p>
          </table:table-cell>
          <table:table-cell office:value-type="float" office:value="-68.5241" calcext:value-type="float">
            <text:p>-68.5241</text:p>
          </table:table-cell>
          <table:table-cell office:value-type="float" office:value="-49.9852" calcext:value-type="float">
            <text:p>-49.9852</text:p>
          </table:table-cell>
          <table:table-cell office:value-type="float" office:value="94.8216" calcext:value-type="float">
            <text:p>94.8216</text:p>
          </table:table-cell>
          <table:table-cell office:value-type="float" office:value="21.0337" calcext:value-type="float">
            <text:p>21.0337</text:p>
          </table:table-cell>
          <table:table-cell office:value-type="float" office:value="9.02459" calcext:value-type="float">
            <text:p>9.02459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6.72102" calcext:value-type="float">
            <text:p>6.72102</text:p>
          </table:table-cell>
          <table:table-cell office:value-type="float" office:value="-11.2813" calcext:value-type="float">
            <text:p>-11.2813</text:p>
          </table:table-cell>
          <table:table-cell office:value-type="float" office:value="-54.0792" calcext:value-type="float">
            <text:p>-54.0792</text:p>
          </table:table-cell>
          <table:table-cell office:value-type="float" office:value="78.5495" calcext:value-type="float">
            <text:p>78.5495</text:p>
          </table:table-cell>
          <table:table-cell office:value-type="float" office:value="19.5461" calcext:value-type="float">
            <text:p>19.5461</text:p>
          </table:table-cell>
          <table:table-cell office:value-type="float" office:value="-386.357" calcext:value-type="float">
            <text:p>-386.357</text:p>
          </table:table-cell>
          <table:table-cell office:value-type="float" office:value="8.8671" calcext:value-type="float">
            <text:p>8.8671</text:p>
          </table:table-cell>
          <table:table-cell office:value-type="float" office:value="5.21606" calcext:value-type="float">
            <text:p>5.21606</text:p>
          </table:table-cell>
          <table:table-cell office:value-type="float" office:value="4.8943" calcext:value-type="float">
            <text:p>4.89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LLLTLLVALLLFLISLLILI</text:p>
          </table:table-cell>
          <table:table-cell office:value-type="float" office:value="0.406134467897327" calcext:value-type="float">
            <text:p>0.406134467897327</text:p>
          </table:table-cell>
          <table:table-cell office:value-type="float" office:value="0.259955962560466" calcext:value-type="float">
            <text:p>0.259955962560466</text:p>
          </table:table-cell>
          <table:table-cell office:value-type="string" calcext:value-type="string">
            <text:p>L</text:p>
          </table:table-cell>
          <table:table-cell office:value-type="float" office:value="9542.24497535604" calcext:value-type="float">
            <text:p>9542.24497535604</text:p>
          </table:table-cell>
          <table:table-cell office:value-type="float" office:value="5102.15567664909" calcext:value-type="float">
            <text:p>5102.15567664909</text:p>
          </table:table-cell>
          <table:table-cell office:value-type="float" office:value="3" calcext:value-type="float">
            <text:p>3</text:p>
          </table:table-cell>
          <table:table-cell office:value-type="float" office:value="-37.0023623327348" calcext:value-type="float">
            <text:p>-37.0023623327348</text:p>
          </table:table-cell>
          <table:table-cell office:value-type="float" office:value="-69.6308915890523" calcext:value-type="float">
            <text:p>-69.6308915890523</text:p>
          </table:table-cell>
          <table:table-cell office:value-type="float" office:value="-31.7525247575068" calcext:value-type="float">
            <text:p>-31.7525247575068</text:p>
          </table:table-cell>
          <table:table-cell office:value-type="float" office:value="-67.1001159541937" calcext:value-type="float">
            <text:p>-67.1001159541937</text:p>
          </table:table-cell>
          <table:table-cell office:value-type="float" office:value="-56.4811641944176" calcext:value-type="float">
            <text:p>-56.4811641944176</text:p>
          </table:table-cell>
          <table:table-cell office:value-type="float" office:value="-79.0209872713257" calcext:value-type="float">
            <text:p>-79.0209872713257</text:p>
          </table:table-cell>
          <table:table-cell office:value-type="float" office:value="-59.3085933964009" calcext:value-type="float">
            <text:p>-59.3085933964009</text:p>
          </table:table-cell>
          <table:table-cell office:value-type="float" office:value="-80.3839987609443" calcext:value-type="float">
            <text:p>-80.3839987609443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211</text:p>
          </table:table-cell>
          <table:table-cell office:value-type="float" office:value="-10.2022" calcext:value-type="float">
            <text:p>-10.2022</text:p>
          </table:table-cell>
          <table:table-cell office:value-type="float" office:value="-32.9229" calcext:value-type="float">
            <text:p>-32.9229</text:p>
          </table:table-cell>
          <table:table-cell office:value-type="float" office:value="0.0954" calcext:value-type="float">
            <text:p>0.0954</text:p>
          </table:table-cell>
          <table:table-cell office:value-type="float" office:value="22.626" calcext:value-type="float">
            <text:p>22.626</text:p>
          </table:table-cell>
          <table:table-cell office:value-type="float" office:value="-3.6651" calcext:value-type="float">
            <text:p>-3.6651</text:p>
          </table:table-cell>
          <table:table-cell office:value-type="float" office:value="0" calcext:value-type="float">
            <text:p>0</text:p>
          </table:table-cell>
          <table:table-cell office:value-type="float" office:value="-3.043" calcext:value-type="float">
            <text:p>-3.043</text:p>
          </table:table-cell>
          <table:table-cell office:value-type="string" calcext:value-type="string">
            <text:p>LLLLTLLVALLLFLISLLI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LLAALVFLLTSLILLLILI_0</text:p>
          </table:table-cell>
          <table:table-cell office:value-type="float" office:value="1.10110011011E+016" calcext:value-type="float">
            <text:p>1.10110011011E+016</text:p>
          </table:table-cell>
          <table:table-cell office:value-type="float" office:value="1" calcext:value-type="float">
            <text:p>1</text:p>
          </table:table-cell>
          <table:table-cell office:value-type="float" office:value="-77.43" calcext:value-type="float">
            <text:p>-77.43</text:p>
          </table:table-cell>
          <table:table-cell office:value-type="float" office:value="-79.9238" calcext:value-type="float">
            <text:p>-79.9238</text:p>
          </table:table-cell>
          <table:table-cell office:value-type="float" office:value="-74.2631" calcext:value-type="float">
            <text:p>-74.2631</text:p>
          </table:table-cell>
          <table:table-cell office:value-type="float" office:value="-228.004" calcext:value-type="float">
            <text:p>-228.004</text:p>
          </table:table-cell>
          <table:table-cell office:value-type="float" office:value="-217.639" calcext:value-type="float">
            <text:p>-217.639</text:p>
          </table:table-cell>
          <table:table-cell office:value-type="float" office:value="-242.859" calcext:value-type="float">
            <text:p>-242.859</text:p>
          </table:table-cell>
          <table:table-cell office:value-type="float" office:value="-371.886" calcext:value-type="float">
            <text:p>-371.886</text:p>
          </table:table-cell>
          <table:table-cell office:value-type="float" office:value="4591.04" calcext:value-type="float">
            <text:p>4591.04</text:p>
          </table:table-cell>
          <table:table-cell office:value-type="float" office:value="3527.21" calcext:value-type="float">
            <text:p>3527.21</text:p>
          </table:table-cell>
          <table:table-cell office:value-type="float" office:value="3495.51" calcext:value-type="float">
            <text:p>3495.51</text:p>
          </table:table-cell>
          <table:table-cell office:value-type="float" office:value="-32.795" calcext:value-type="float">
            <text:p>-32.795</text:p>
          </table:table-cell>
          <table:table-cell office:value-type="float" office:value="-18.3121" calcext:value-type="float">
            <text:p>-18.3121</text:p>
          </table:table-cell>
          <table:table-cell office:value-type="float" office:value="-99.247" calcext:value-type="float">
            <text:p>-99.247</text:p>
          </table:table-cell>
          <table:table-cell office:value-type="float" office:value="-92.6346" calcext:value-type="float">
            <text:p>-92.6346</text:p>
          </table:table-cell>
          <table:table-cell office:value-type="float" office:value="-54.7638" calcext:value-type="float">
            <text:p>-54.7638</text:p>
          </table:table-cell>
          <table:table-cell office:value-type="float" office:value="-7.97849" calcext:value-type="float">
            <text:p>-7.97849</text:p>
          </table:table-cell>
          <table:table-cell office:value-type="float" office:value="112.085" calcext:value-type="float">
            <text:p>112.085</text:p>
          </table:table-cell>
          <table:table-cell office:value-type="float" office:value="22.3197" calcext:value-type="float">
            <text:p>22.3197</text:p>
          </table:table-cell>
          <table:table-cell office:value-type="float" office:value="8.64138" calcext:value-type="float">
            <text:p>8.64138</text:p>
          </table:table-cell>
          <table:table-cell office:value-type="float" office:value="2.82828" calcext:value-type="float">
            <text:p>2.82828</text:p>
          </table:table-cell>
          <table:table-cell office:value-type="float" office:value="3.00956" calcext:value-type="float">
            <text:p>3.00956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-8.79533" calcext:value-type="float">
            <text:p>-8.79533</text:p>
          </table:table-cell>
          <table:table-cell office:value-type="float" office:value="100" calcext:value-type="float">
            <text:p>100</text:p>
          </table:table-cell>
          <table:table-cell office:value-type="float" office:value="22.4066" calcext:value-type="float">
            <text:p>22.4066</text:p>
          </table:table-cell>
          <table:table-cell office:value-type="float" office:value="-390.198" calcext:value-type="float">
            <text:p>-390.198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.3193" calcext:value-type="float">
            <text:p>1.3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LLLAALVFLLTSLILLLILI</text:p>
          </table:table-cell>
          <table:table-cell office:value-type="float" office:value="0.405214198034117" calcext:value-type="float">
            <text:p>0.405214198034117</text:p>
          </table:table-cell>
          <table:table-cell office:value-type="float" office:value="0.110599102166294" calcext:value-type="float">
            <text:p>0.110599102166294</text:p>
          </table:table-cell>
          <table:table-cell office:value-type="string" calcext:value-type="string">
            <text:p>L</text:p>
          </table:table-cell>
          <table:table-cell office:value-type="float" office:value="9520.62297288553" calcext:value-type="float">
            <text:p>9520.62297288553</text:p>
          </table:table-cell>
          <table:table-cell office:value-type="float" office:value="2170.72857795593" calcext:value-type="float">
            <text:p>2170.72857795593</text:p>
          </table:table-cell>
          <table:table-cell office:value-type="float" office:value="3" calcext:value-type="float">
            <text:p>3</text:p>
          </table:table-cell>
          <table:table-cell office:value-type="float" office:value="-25.0601834025892" calcext:value-type="float">
            <text:p>-25.0601834025892</text:p>
          </table:table-cell>
          <table:table-cell office:value-type="float" office:value="-46.2333576498773" calcext:value-type="float">
            <text:p>-46.2333576498773</text:p>
          </table:table-cell>
          <table:table-cell office:value-type="float" office:value="-44.0596065103077" calcext:value-type="float">
            <text:p>-44.0596065103077</text:p>
          </table:table-cell>
          <table:table-cell office:value-type="float" office:value="-59.8647652709983" calcext:value-type="float">
            <text:p>-59.8647652709983</text:p>
          </table:table-cell>
          <table:table-cell office:value-type="float" office:value="-53.8430897690406" calcext:value-type="float">
            <text:p>-53.8430897690406</text:p>
          </table:table-cell>
          <table:table-cell office:value-type="float" office:value="-66.8840651464784" calcext:value-type="float">
            <text:p>-66.8840651464784</text:p>
          </table:table-cell>
          <table:table-cell office:value-type="float" office:value="-55.7308338219884" calcext:value-type="float">
            <text:p>-55.7308338219884</text:p>
          </table:table-cell>
          <table:table-cell office:value-type="float" office:value="-68.2384540941947" calcext:value-type="float">
            <text:p>-68.2384540941947</text:p>
          </table:table-cell>
          <table:table-cell office:value-type="string" calcext:value-type="string">
            <text:p>l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_875</text:p>
          </table:table-cell>
          <table:table-cell office:value-type="float" office:value="-18.3792" calcext:value-type="float">
            <text:p>-18.3792</text:p>
          </table:table-cell>
          <table:table-cell office:value-type="float" office:value="-38.0396" calcext:value-type="float">
            <text:p>-38.0396</text:p>
          </table:table-cell>
          <table:table-cell office:value-type="float" office:value="-5.6771" calcext:value-type="float">
            <text:p>-5.6771</text:p>
          </table:table-cell>
          <table:table-cell office:value-type="float" office:value="25.338" calcext:value-type="float">
            <text:p>25.338</text:p>
          </table:table-cell>
          <table:table-cell office:value-type="float" office:value="-8.7545" calcext:value-type="float">
            <text:p>-8.7545</text:p>
          </table:table-cell>
          <table:table-cell office:value-type="float" office:value="0.6538" calcext:value-type="float">
            <text:p>0.6538</text:p>
          </table:table-cell>
          <table:table-cell office:value-type="float" office:value="-1.207" calcext:value-type="float">
            <text:p>-1.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4:25:39.702330855</meta:creation-date>
    <dc:date>2024-02-14T14:26:24.567033968</dc:date>
    <meta:editing-duration>PT45S</meta:editing-duration>
    <meta:editing-cycles>1</meta:editing-cycles>
    <meta:document-statistic meta:table-count="1" meta:cell-count="715" meta:object-count="0"/>
    <meta:generator>LibreOffice/7.3.7.2$Linux_X86_64 LibreOffice_project/30$Build-2</meta:generator>
  </office:meta>
</office:document-meta>
</file>